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primitive_byte.test_emptySt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primitive_byte.test_str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Value( byt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primitive_byte.test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